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paragraph-rsid="0016788f"/>
    </style:style>
    <style:style style:name="P3"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4f19f" officeooo:paragraph-rsid="0014f19f"/>
    </style:style>
    <style:style style:name="P4"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5ef80" officeooo:paragraph-rsid="0015ef80"/>
    </style:style>
    <style:style style:name="P5"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6788f" officeooo:paragraph-rsid="0016788f"/>
    </style:style>
    <style:style style:name="P6"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c9753" officeooo:paragraph-rsid="001c9753"/>
    </style:style>
    <style:style style:name="P7"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c9753" officeooo:paragraph-rsid="0015ef80"/>
    </style:style>
    <style:style style:name="P8"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daa9a" officeooo:paragraph-rsid="001daa9a"/>
    </style:style>
    <style:style style:name="P9"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edd72" officeooo:paragraph-rsid="001edd72"/>
    </style:style>
    <style:style style:name="P10"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1fe7c0" officeooo:paragraph-rsid="001fe7c0"/>
    </style:style>
    <style:style style:name="P11" style:family="paragraph" style:parent-style-name="Standard">
      <style:paragraph-properties fo:margin-left="0in" fo:margin-right="0in" fo:orphans="2" fo:widows="2" fo:text-indent="0in" style:auto-text-indent="false"/>
      <style:text-properties fo:font-variant="normal" fo:text-transform="none" fo:color="#1f497d" style:font-name="arial" fo:font-size="9pt" fo:letter-spacing="normal" fo:font-style="normal" fo:font-weight="normal" officeooo:rsid="002199a9" officeooo:paragraph-rsid="002199a9"/>
    </style:style>
    <style:style style:name="P12"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f497d" style:font-name="arial" fo:font-size="9pt" fo:letter-spacing="normal" fo:font-style="normal" fo:font-weight="normal"/>
    </style:style>
    <style:style style:name="P13"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f497d" style:font-name="arial" fo:font-size="9pt" fo:letter-spacing="normal" fo:font-style="normal" fo:font-weight="normal" officeooo:rsid="0015ef80" officeooo:paragraph-rsid="0015ef80"/>
    </style:style>
    <style:style style:name="P14"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f497d" style:font-name="arial" fo:font-size="9pt" fo:letter-spacing="normal" fo:font-style="normal" fo:font-weight="normal" officeooo:rsid="001c9753" officeooo:paragraph-rsid="001c9753"/>
    </style:style>
    <style:style style:name="P15"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f497d" style:font-name="arial" fo:font-size="9pt" fo:letter-spacing="normal" fo:font-style="normal" fo:font-weight="normal" officeooo:rsid="001c9753" officeooo:paragraph-rsid="001daa9a"/>
    </style:style>
    <style:style style:name="P16" style:family="paragraph" style:parent-style-name="Text_20_body">
      <style:paragraph-properties fo:margin-left="0in" fo:margin-right="0in" fo:orphans="2" fo:widows="2" fo:text-indent="0in" style:auto-text-indent="false"/>
      <style:text-properties fo:font-variant="normal" fo:text-transform="none" fo:color="#1f497d" fo:letter-spacing="normal"/>
    </style:style>
    <style:style style:name="P17" style:family="paragraph" style:parent-style-name="Text_20_body">
      <style:paragraph-properties fo:margin-left="0in" fo:margin-right="0in" fo:orphans="2" fo:widows="2" fo:text-indent="0in" style:auto-text-indent="false"/>
      <style:text-properties fo:font-variant="normal" fo:text-transform="none" fo:color="#1f497d" fo:letter-spacing="normal" officeooo:paragraph-rsid="0016788f"/>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6788f" officeooo:paragraph-rsid="0016788f"/>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6788f" officeooo:paragraph-rsid="001c94c4"/>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76441" officeooo:paragraph-rsid="00176441"/>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90446" officeooo:paragraph-rsid="00190446"/>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90446" officeooo:paragraph-rsid="001c94c4"/>
    </style:style>
    <style:style style:name="P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f497d" style:font-name="arial" fo:font-size="9pt" fo:letter-spacing="normal" fo:font-style="normal" fo:font-weight="normal" officeooo:rsid="001c94c4" officeooo:paragraph-rsid="001c94c4"/>
    </style:style>
    <style:style style:name="T1" style:family="text">
      <style:text-properties officeooo:rsid="0015ef80"/>
    </style:style>
    <style:style style:name="T2" style:family="text">
      <style:text-properties style:font-name="arial" fo:font-size="9pt" fo:font-style="normal" fo:font-weight="normal"/>
    </style:style>
    <style:style style:name="T3" style:family="text">
      <style:text-properties style:font-name="arial" fo:font-size="9pt" fo:font-style="normal" fo:font-weight="normal" officeooo:rsid="0016788f"/>
    </style:style>
    <style:style style:name="T4" style:family="text">
      <style:text-properties officeooo:rsid="0016788f"/>
    </style:style>
    <style:style style:name="T5" style:family="text">
      <style:text-properties officeooo:rsid="00176441"/>
    </style:style>
    <style:style style:name="T6" style:family="text">
      <style:text-properties officeooo:rsid="00190446"/>
    </style:style>
    <style:style style:name="T7" style:family="text">
      <style:text-properties officeooo:rsid="001b323b"/>
    </style:style>
    <style:style style:name="T8" style:family="text">
      <style:text-properties officeooo:rsid="001c94c4"/>
    </style:style>
    <style:style style:name="T9" style:family="text">
      <style:text-properties officeooo:rsid="001c9753"/>
    </style:style>
    <style:style style:name="T10" style:family="text">
      <style:text-properties officeooo:rsid="001daa9a"/>
    </style:style>
    <style:style style:name="T11" style:family="text">
      <style:text-properties officeooo:rsid="001e98a8"/>
    </style:style>
    <style:style style:name="T12" style:family="text">
      <style:text-properties officeooo:rsid="001ed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text:p>
      <text:p text:style-name="P17"><text:span text:style-name="T3">Q1</text:span></text:p>
      <text:p text:style-name="P17"><text:span text:style-name="T2">As discussed in our call today, please find our query regarding the Organizations entity in the Application flow shared by Pavel.</text:span></text:p>
      <text:p text:style-name="P18">Is it similar to Sub Contractors in PD CheckList or does it represent the customers who subscribe to our tool? Much helpful if this can be elaborated in detail with an example.</text:p>
      <text:p text:style-name="P19">A1</text:p>
      <text:p text:style-name="P19">The basic unit for organization<text:span text:style-name="T5">s</text:span> is the Group. The idea is to give maximum flexibility on creating and nesting these, and adding users to groups. With this in mind, a group can be created for ‘Subcontractor A’ even when they are not a company that is subscribing to anything, or have no users. </text:p>
      <text:p text:style-name="P20"><text:span text:style-name="T8">UC1: </text:span>A use case is that someone does not want to collaborate, but they need to be assigned something for general tracking purposes. <text:span text:style-name="T5">A user would then be able be able to create an Assignment as a placeholder, have the information there for tracking, and not require a specific action. </text:span></text:p>
      <text:p text:style-name="P21">When I <text:span text:style-name="T6">said ‘Organizations are user Groups with additional data’ I meant that, a Company inherits from Group (IGroup) in terms of containing users and Groups, while also having its own properties (address etc). I also thought about it as a company being a separate entity from Group which contains a base group with its users, but this I think falls into the problem of being able to add companies to a group</text:span></text:p>
      <text:p text:style-name="P23"><text:span text:style-name="T8">UC2: </text:span>Lets say I have several companies that are my ‘design team’, and I want to share several boards with them, and this will be a consistent thing throughout the project. I would like to make a Group containing those companies, and just share with them. </text:p>
      <text:p text:style-name="P22">It can go both ways (with making companies entities that can also be <text:span text:style-name="T7">added to a</text:span> group), but I thought the interface way was nicer, but may also be missing something. </text:p>
      <text:p text:style-name="P24">A few related use cases that were floating around in my head that are related:</text:p>
      <text:p text:style-name="P24">UC3: If I am inviting a user who is not part of a company as a collaborator-user for a board (like me on this project), and I get several of these, and I want to create a Group for ‘consultants’ to do that sharing. </text:p>
      <text:p text:style-name="P24">UC4: <text:s/></text:p>
      <text:p text:style-name="P24"/>
      <text:p text:style-name="P12"/>
      <text:p text:style-name="P1"/>
      <text:p text:style-name="P5">Q2</text:p>
      <text:p text:style-name="P16"><text:span text:style-name="T2">Is there a plan to bring in Sub Contracting projects onto this system?</text:span></text:p>
      <text:p text:style-name="P18">If yes, they will be given a separate board (they will not be part of other internal project boards) where they can work on projects along with LEAN tools. Is this correct or do you have anything else in your mind?</text:p>
      <text:p text:style-name="P5">A2</text:p>
      <text:p text:style-name="P2"><text:span text:style-name="T4">This will be accomplished by sharing. A board can be shared with a user, group, or project (see application flow diagrams) and then that board can be used as means of collaboration for a subcontract. The conceptual answer is same as Question 1 in terms of sharing boards and defining subcontractors.</text:span></text:p>
      <text:p text:style-name="P2"/>
      <text:p text:style-name="P14">Questions from meeting.</text:p>
      <text:p text:style-name="P2"/>
      <text:p text:style-name="P5">Q3</text:p>
      <text:p text:style-name="P3">Difference Between a Container and a Context:</text:p>
      <text:p text:style-name="P3"/>
      <text:p text:style-name="P5">A3</text:p>
      <text:p text:style-name="P3">The idea was that <text:span text:style-name="T9">C</text:span>ontext is a relationship between a BoardEntity (eg a Note), <text:span text:style-name="T1">d</text:span>ata <text:span text:style-name="T1">(I will call it DataEntity)</text:span> that is part of that note, and the <text:span text:style-name="T9">C</text:span>ontainer in which it it is located. The idea is that the size, location, and shape of a note will be different between several board <text:span text:style-name="T12">views</text:span> but the data is the same. <text:span text:style-name="T12">A Container will then have a List&lt;Contexts&gt;, (I had originally thought of it as an RDF type scheme). Another piece of Context is the display properties. Since boards and areas have different looks (what to display, default note size, etc), the context is a place to store those pieces of information for when the view is constructed.</text:span></text:p>
      <text:p text:style-name="P3"/>
      <text:p text:style-name="P4">It can also be looked at as: BoardEntity is a structure with one of each: {DataEntity, ShapeEntity}, or as {DataEntity, IShape}, if I am remembering the scheme that you showed correctly. <text:span text:style-name="T9">The Container then has a &lt;List&gt;BoardEntities. The board or area <text:s/>(or analogous display properties object could house view related things). I would need to see the scheme from the meeting to confirm this, and there are definitely other ways of achieving this.</text:span></text:p>
      <text:p text:style-name="P7"/>
      <text:p text:style-name="P13"><text:soft-page-break/></text:p>
      <text:p text:style-name="P4"/>
      <text:p text:style-name="P5"/>
      <text:p text:style-name="P5">Q4</text:p>
      <text:p text:style-name="P5">Where do Permissions Reside?</text:p>
      <text:p text:style-name="P6">A4</text:p>
      <text:p text:style-name="P9">I will describe the main examples of where permissions came into play for this question:</text:p>
      <text:p text:style-name="P8">User should be able to set permissions for a board. Any notes on that board will be inherit those permissions (I share a board, people should see those notes). I can however add a note to the board, and restrict the permissions on it to a subset of users on that board. <text:span text:style-name="T12">This implies permissions have to reside in the entity which contains the note data (DataEntity).</text:span></text:p>
      <text:p text:style-name="P8"/>
      <text:p text:style-name="P8">Now lets say I have a <text:span text:style-name="T11">N</text:span>ote that is on two boards A and B, with different permissions (which are mutually exclusive for this example). <text:span text:style-name="T12">Both permission groups would have access to the note’s data (so if they had gridview of all notes, they would be able to see the note). However, they would have access to different ‘views’ of the note (shapes on each board). It looked like in your scheme this is solved.</text:span></text:p>
      <text:p text:style-name="P15"/>
      <text:p text:style-name="P6"/>
      <text:p text:style-name="P6">Q5</text:p>
      <text:p text:style-name="P6">Can a <text:span text:style-name="T10">T</text:span>ask be on multiple <text:span text:style-name="T10">N</text:span>otes? </text:p>
      <text:p text:style-name="P11">A5</text:p>
      <text:p text:style-name="P10">In short No. A task is part of Note’s data, or can reside independently of a note (by adding it in a gridview). Since a note can live in multiple Boards with different shapes, then in some sense yes, but the object containing the data would be the sam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9:35:26.234747181</meta:creation-date>
    <dc:date>2017-10-13T00:56:02.160249601</dc:date>
    <meta:editing-duration>PT2H28M21S</meta:editing-duration>
    <meta:editing-cycles>7</meta:editing-cycles>
    <meta:generator>LibreOffice/5.1.6.2$Linux_X86_64 LibreOffice_project/10m0$Build-2</meta:generator>
    <meta:document-statistic meta:table-count="0" meta:image-count="0" meta:object-count="0" meta:page-count="2" meta:paragraph-count="33" meta:word-count="898" meta:character-count="4945" meta:non-whitespace-character-count="4071"/>
  </office:meta>
</office:document-meta>
</file>